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cribir el código de un documento XML que pueda ser validado por "bingo.xsd" y almacene los números 17, 23 y 65.</text:p>
      <text:p text:style-name="Standard"/>
      <text:p text:style-name="Standard"/>
      <text:p text:style-name="P1">&lt;?xml version="1.0" encoding="UTF-8"?&gt;</text:p>
      <text:p text:style-name="P1">&lt;bingo xmlns:xsi="http://www.w3.org/2001/XMLSchema-instance"</text:p>
      <text:p text:style-name="P1">xsi:noNamespaceSchemaLocation="bingo.xsd"&gt;</text:p>
      <text:p text:style-name="P1"><text:s text:c="3"/>&lt;bola numero="17"/&gt;</text:p>
      <text:p text:style-name="P1"><text:s text:c="3"/>&lt;bola numero="23"/&gt;</text:p>
      <text:p text:style-name="P1"><text:s text:c="3"/>&lt;bola numero="65"/&gt;</text:p>
      <text:p text:style-name="P1">&lt;/bingo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1T17:00:40.035000000</meta:creation-date>
    <meta:generator>LibreOffice/7.0.5.2$Windows_X86_64 LibreOffice_project/64390860c6cd0aca4beafafcfd84613dd9dfb63a</meta:generator>
    <dc:date>2023-02-01T17:01:23.065000000</dc:date>
    <meta:editing-duration>PT43S</meta:editing-duration>
    <meta:editing-cycles>1</meta:editing-cycles>
    <meta:document-statistic meta:table-count="0" meta:image-count="0" meta:object-count="0" meta:page-count="1" meta:paragraph-count="8" meta:word-count="34" meta:character-count="327" meta:non-whitespace-character-count="292"/>
  </office:meta>
</office:document-meta>
</file>